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t (min)</text:p>
          </table:table-cell>
          <table:table-cell office:value-type="string">
            <text:p>t</text:p>
          </table:table-cell>
          <table:table-cell office:value-type="string">
            <text:p>v</text:p>
          </table:table-cell>
          <table:table-cell office:value-type="string">
            <text:p>x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formula="of:=[.A2]*60" office:value-type="float" office:value="0">
            <text:p>0</text:p>
          </table:table-cell>
          <table:table-cell table:formula="of:=[.B2]*[.E$2]" office:value-type="float" office:value="0">
            <text:p>0</text:p>
          </table:table-cell>
          <table:table-cell table:formula="of:=0.5*[.E$2]*[.B2]*[.B2]" office:value-type="float" office:value="0">
            <text:p>0</text:p>
          </table:table-cell>
          <table:table-cell table:formula="of:=9.8*2" office:value-type="float" office:value="19.6">
            <text:p>19.6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3]*60" office:value-type="float" office:value="60">
            <text:p>60</text:p>
          </table:table-cell>
          <table:table-cell table:formula="of:=[.B3]*[.E$2]" office:value-type="float" office:value="1176">
            <text:p>1176</text:p>
          </table:table-cell>
          <table:table-cell table:formula="of:=0.5*[.E$2]*[.B3]*[.B3]" office:value-type="float" office:value="35280">
            <text:p>35,28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formula="of:=[.A4]*60" office:value-type="float" office:value="120">
            <text:p>120</text:p>
          </table:table-cell>
          <table:table-cell table:formula="of:=[.B4]*[.E$2]" office:value-type="float" office:value="2352">
            <text:p>2352</text:p>
          </table:table-cell>
          <table:table-cell table:formula="of:=0.5*[.E$2]*[.B4]*[.B4]" office:value-type="float" office:value="141120">
            <text:p>141,120</text:p>
          </table:table-cell>
          <table:table-cell>
            <draw:frame table:end-cell-address="Sheet1.J25" table:end-x="1.7cm" table:end-y="0.414cm" draw:z-index="0" draw:style-name="gr1" svg:width="11.441cm" svg:height="9.577cm" svg:x="1.55cm" svg:y="0.321cm">
              <draw:object draw:notify-on-update-of-ranges="Sheet1.C1:Sheet1.C1 Sheet1.C2:Sheet1.C62 Sheet1.D1:Sheet1.D1 Sheet1.D2:Sheet1.D6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[.A5]*60" office:value-type="float" office:value="180">
            <text:p>180</text:p>
          </table:table-cell>
          <table:table-cell table:formula="of:=[.B5]*[.E$2]" office:value-type="float" office:value="3528">
            <text:p>3528</text:p>
          </table:table-cell>
          <table:table-cell table:formula="of:=0.5*[.E$2]*[.B5]*[.B5]" office:value-type="float" office:value="317520">
            <text:p>317,520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table:formula="of:=[.A6]*60" office:value-type="float" office:value="240">
            <text:p>240</text:p>
          </table:table-cell>
          <table:table-cell table:formula="of:=[.B6]*[.E$2]" office:value-type="float" office:value="4704">
            <text:p>4704</text:p>
          </table:table-cell>
          <table:table-cell table:formula="of:=0.5*[.E$2]*[.B6]*[.B6]" office:value-type="float" office:value="564480">
            <text:p>564,48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[.A7]*60" office:value-type="float" office:value="300">
            <text:p>300</text:p>
          </table:table-cell>
          <table:table-cell table:formula="of:=[.B7]*[.E$2]" office:value-type="float" office:value="5880">
            <text:p>5880</text:p>
          </table:table-cell>
          <table:table-cell table:formula="of:=0.5*[.E$2]*[.B7]*[.B7]" office:value-type="float" office:value="882000">
            <text:p>882,000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formula="of:=[.A8]*60" office:value-type="float" office:value="360">
            <text:p>360</text:p>
          </table:table-cell>
          <table:table-cell table:formula="of:=[.B8]*[.E$2]" office:value-type="float" office:value="7056">
            <text:p>7056</text:p>
          </table:table-cell>
          <table:table-cell table:formula="of:=0.5*[.E$2]*[.B8]*[.B8]" office:value-type="float" office:value="1270080">
            <text:p>1,270,080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table:formula="of:=[.A9]*60" office:value-type="float" office:value="420">
            <text:p>420</text:p>
          </table:table-cell>
          <table:table-cell table:formula="of:=[.B9]*[.E$2]" office:value-type="float" office:value="8232">
            <text:p>8232</text:p>
          </table:table-cell>
          <table:table-cell table:formula="of:=0.5*[.E$2]*[.B9]*[.B9]" office:value-type="float" office:value="1728720">
            <text:p>1,728,720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table:formula="of:=[.A10]*60" office:value-type="float" office:value="480">
            <text:p>480</text:p>
          </table:table-cell>
          <table:table-cell table:formula="of:=[.B10]*[.E$2]" office:value-type="float" office:value="9408">
            <text:p>9408</text:p>
          </table:table-cell>
          <table:table-cell table:formula="of:=0.5*[.E$2]*[.B10]*[.B10]" office:value-type="float" office:value="2257920">
            <text:p>2,257,920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table:formula="of:=[.A11]*60" office:value-type="float" office:value="540">
            <text:p>540</text:p>
          </table:table-cell>
          <table:table-cell table:formula="of:=[.B11]*[.E$2]" office:value-type="float" office:value="10584">
            <text:p>10584</text:p>
          </table:table-cell>
          <table:table-cell table:formula="of:=0.5*[.E$2]*[.B11]*[.B11]" office:value-type="float" office:value="2857680">
            <text:p>2,857,680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table:formula="of:=[.A12]*60" office:value-type="float" office:value="600">
            <text:p>600</text:p>
          </table:table-cell>
          <table:table-cell table:formula="of:=[.B12]*[.E$2]" office:value-type="float" office:value="11760">
            <text:p>11760</text:p>
          </table:table-cell>
          <table:table-cell table:formula="of:=0.5*[.E$2]*[.B12]*[.B12]" office:value-type="float" office:value="3528000">
            <text:p>3,528,00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table:formula="of:=[.A13]*60" office:value-type="float" office:value="660">
            <text:p>660</text:p>
          </table:table-cell>
          <table:table-cell table:formula="of:=[.B13]*[.E$2]" office:value-type="float" office:value="12936">
            <text:p>12936</text:p>
          </table:table-cell>
          <table:table-cell table:formula="of:=0.5*[.E$2]*[.B13]*[.B13]" office:value-type="float" office:value="4268880">
            <text:p>4,268,880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formula="of:=[.A14]*60" office:value-type="float" office:value="720">
            <text:p>720</text:p>
          </table:table-cell>
          <table:table-cell table:formula="of:=[.B14]*[.E$2]" office:value-type="float" office:value="14112">
            <text:p>14112</text:p>
          </table:table-cell>
          <table:table-cell table:formula="of:=0.5*[.E$2]*[.B14]*[.B14]" office:value-type="float" office:value="5080320">
            <text:p>5,080,320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table:formula="of:=[.A15]*60" office:value-type="float" office:value="780">
            <text:p>780</text:p>
          </table:table-cell>
          <table:table-cell table:formula="of:=[.B15]*[.E$2]" office:value-type="float" office:value="15288">
            <text:p>15288</text:p>
          </table:table-cell>
          <table:table-cell table:formula="of:=0.5*[.E$2]*[.B15]*[.B15]" office:value-type="float" office:value="5962320">
            <text:p>5,962,320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formula="of:=[.A16]*60" office:value-type="float" office:value="840">
            <text:p>840</text:p>
          </table:table-cell>
          <table:table-cell table:formula="of:=[.B16]*[.E$2]" office:value-type="float" office:value="16464">
            <text:p>16464</text:p>
          </table:table-cell>
          <table:table-cell table:formula="of:=0.5*[.E$2]*[.B16]*[.B16]" office:value-type="float" office:value="6914880">
            <text:p>6,914,880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table:formula="of:=[.A17]*60" office:value-type="float" office:value="900">
            <text:p>900</text:p>
          </table:table-cell>
          <table:table-cell table:formula="of:=[.B17]*[.E$2]" office:value-type="float" office:value="17640">
            <text:p>17640</text:p>
          </table:table-cell>
          <table:table-cell table:formula="of:=0.5*[.E$2]*[.B17]*[.B17]" office:value-type="float" office:value="7938000">
            <text:p>7,938,000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table:formula="of:=[.A18]*60" office:value-type="float" office:value="960">
            <text:p>960</text:p>
          </table:table-cell>
          <table:table-cell table:formula="of:=[.B18]*[.E$2]" office:value-type="float" office:value="18816">
            <text:p>18816</text:p>
          </table:table-cell>
          <table:table-cell table:formula="of:=0.5*[.E$2]*[.B18]*[.B18]" office:value-type="float" office:value="9031680">
            <text:p>9,031,680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table:formula="of:=[.A19]*60" office:value-type="float" office:value="1020">
            <text:p>1020</text:p>
          </table:table-cell>
          <table:table-cell table:formula="of:=[.B19]*[.E$2]" office:value-type="float" office:value="19992">
            <text:p>19992</text:p>
          </table:table-cell>
          <table:table-cell table:formula="of:=0.5*[.E$2]*[.B19]*[.B19]" office:value-type="float" office:value="10195920">
            <text:p>10,195,920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table:formula="of:=[.A20]*60" office:value-type="float" office:value="1080">
            <text:p>1080</text:p>
          </table:table-cell>
          <table:table-cell table:formula="of:=[.B20]*[.E$2]" office:value-type="float" office:value="21168">
            <text:p>21168</text:p>
          </table:table-cell>
          <table:table-cell table:formula="of:=0.5*[.E$2]*[.B20]*[.B20]" office:value-type="float" office:value="11430720">
            <text:p>11,430,720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table:formula="of:=[.A21]*60" office:value-type="float" office:value="1140">
            <text:p>1140</text:p>
          </table:table-cell>
          <table:table-cell table:formula="of:=[.B21]*[.E$2]" office:value-type="float" office:value="22344">
            <text:p>22344</text:p>
          </table:table-cell>
          <table:table-cell table:formula="of:=0.5*[.E$2]*[.B21]*[.B21]" office:value-type="float" office:value="12736080">
            <text:p>12,736,080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table:formula="of:=[.A22]*60" office:value-type="float" office:value="1200">
            <text:p>1200</text:p>
          </table:table-cell>
          <table:table-cell table:formula="of:=[.B22]*[.E$2]" office:value-type="float" office:value="23520">
            <text:p>23520</text:p>
          </table:table-cell>
          <table:table-cell table:formula="of:=0.5*[.E$2]*[.B22]*[.B22]" office:value-type="float" office:value="14112000">
            <text:p>14,112,000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table:formula="of:=[.A23]*60" office:value-type="float" office:value="1260">
            <text:p>1260</text:p>
          </table:table-cell>
          <table:table-cell table:formula="of:=[.B23]*[.E$2]" office:value-type="float" office:value="24696">
            <text:p>24696</text:p>
          </table:table-cell>
          <table:table-cell table:formula="of:=0.5*[.E$2]*[.B23]*[.B23]" office:value-type="float" office:value="15558480">
            <text:p>15,558,480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table:formula="of:=[.A24]*60" office:value-type="float" office:value="1320">
            <text:p>1320</text:p>
          </table:table-cell>
          <table:table-cell table:formula="of:=[.B24]*[.E$2]" office:value-type="float" office:value="25872">
            <text:p>25872</text:p>
          </table:table-cell>
          <table:table-cell table:formula="of:=0.5*[.E$2]*[.B24]*[.B24]" office:value-type="float" office:value="17075520">
            <text:p>17,075,520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table:formula="of:=[.A25]*60" office:value-type="float" office:value="1380">
            <text:p>1380</text:p>
          </table:table-cell>
          <table:table-cell table:formula="of:=[.B25]*[.E$2]" office:value-type="float" office:value="27048">
            <text:p>27048</text:p>
          </table:table-cell>
          <table:table-cell table:formula="of:=0.5*[.E$2]*[.B25]*[.B25]" office:value-type="float" office:value="18663120">
            <text:p>18,663,12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table:formula="of:=[.A26]*60" office:value-type="float" office:value="1440">
            <text:p>1440</text:p>
          </table:table-cell>
          <table:table-cell table:formula="of:=[.B26]*[.E$2]" office:value-type="float" office:value="28224">
            <text:p>28224</text:p>
          </table:table-cell>
          <table:table-cell table:formula="of:=0.5*[.E$2]*[.B26]*[.B26]" office:value-type="float" office:value="20321280">
            <text:p>20,321,280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table:formula="of:=[.A27]*60" office:value-type="float" office:value="1500">
            <text:p>1500</text:p>
          </table:table-cell>
          <table:table-cell table:formula="of:=[.B27]*[.E$2]" office:value-type="float" office:value="29400">
            <text:p>29400</text:p>
          </table:table-cell>
          <table:table-cell table:formula="of:=0.5*[.E$2]*[.B27]*[.B27]" office:value-type="float" office:value="22050000">
            <text:p>22,050,000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formula="of:=[.A28]*60" office:value-type="float" office:value="1560">
            <text:p>1560</text:p>
          </table:table-cell>
          <table:table-cell table:formula="of:=[.B28]*[.E$2]" office:value-type="float" office:value="30576">
            <text:p>30576</text:p>
          </table:table-cell>
          <table:table-cell table:formula="of:=0.5*[.E$2]*[.B28]*[.B28]" office:value-type="float" office:value="23849280">
            <text:p>23,849,280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formula="of:=[.A29]*60" office:value-type="float" office:value="1620">
            <text:p>1620</text:p>
          </table:table-cell>
          <table:table-cell table:formula="of:=[.B29]*[.E$2]" office:value-type="float" office:value="31752">
            <text:p>31752</text:p>
          </table:table-cell>
          <table:table-cell table:formula="of:=0.5*[.E$2]*[.B29]*[.B29]" office:value-type="float" office:value="25719120">
            <text:p>25,719,120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table:formula="of:=[.A30]*60" office:value-type="float" office:value="1680">
            <text:p>1680</text:p>
          </table:table-cell>
          <table:table-cell table:formula="of:=[.B30]*[.E$2]" office:value-type="float" office:value="32928">
            <text:p>32928</text:p>
          </table:table-cell>
          <table:table-cell table:formula="of:=0.5*[.E$2]*[.B30]*[.B30]" office:value-type="float" office:value="27659520">
            <text:p>27,659,520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table:formula="of:=[.A31]*60" office:value-type="float" office:value="1740">
            <text:p>1740</text:p>
          </table:table-cell>
          <table:table-cell table:formula="of:=[.B31]*[.E$2]" office:value-type="float" office:value="34104">
            <text:p>34104</text:p>
          </table:table-cell>
          <table:table-cell table:formula="of:=0.5*[.E$2]*[.B31]*[.B31]" office:value-type="float" office:value="29670480">
            <text:p>29,670,480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table:formula="of:=[.A32]*60" office:value-type="float" office:value="1800">
            <text:p>1800</text:p>
          </table:table-cell>
          <table:table-cell table:formula="of:=[.B32]*[.E$2]" office:value-type="float" office:value="35280">
            <text:p>35280</text:p>
          </table:table-cell>
          <table:table-cell table:formula="of:=0.5*[.E$2]*[.B32]*[.B32]" office:value-type="float" office:value="31752000">
            <text:p>31,752,000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table:formula="of:=[.A33]*60" office:value-type="float" office:value="1860">
            <text:p>1860</text:p>
          </table:table-cell>
          <table:table-cell table:formula="of:=[.B33]*[.E$2]" office:value-type="float" office:value="36456">
            <text:p>36456</text:p>
          </table:table-cell>
          <table:table-cell table:formula="of:=0.5*[.E$2]*[.B33]*[.B33]" office:value-type="float" office:value="33904080">
            <text:p>33,904,080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formula="of:=[.A34]*60" office:value-type="float" office:value="1920">
            <text:p>1920</text:p>
          </table:table-cell>
          <table:table-cell table:formula="of:=[.B34]*[.E$2]" office:value-type="float" office:value="37632">
            <text:p>37632</text:p>
          </table:table-cell>
          <table:table-cell table:formula="of:=0.5*[.E$2]*[.B34]*[.B34]" office:value-type="float" office:value="36126720">
            <text:p>36,126,720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table:formula="of:=[.A35]*60" office:value-type="float" office:value="1980">
            <text:p>1980</text:p>
          </table:table-cell>
          <table:table-cell table:formula="of:=[.B35]*[.E$2]" office:value-type="float" office:value="38808">
            <text:p>38808</text:p>
          </table:table-cell>
          <table:table-cell table:formula="of:=0.5*[.E$2]*[.B35]*[.B35]" office:value-type="float" office:value="38419920">
            <text:p>38,419,92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table:formula="of:=[.A36]*60" office:value-type="float" office:value="2040">
            <text:p>2040</text:p>
          </table:table-cell>
          <table:table-cell table:formula="of:=[.B36]*[.E$2]" office:value-type="float" office:value="39984">
            <text:p>39984</text:p>
          </table:table-cell>
          <table:table-cell table:formula="of:=0.5*[.E$2]*[.B36]*[.B36]" office:value-type="float" office:value="40783680">
            <text:p>40,783,680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formula="of:=[.A37]*60" office:value-type="float" office:value="2100">
            <text:p>2100</text:p>
          </table:table-cell>
          <table:table-cell table:formula="of:=[.B37]*[.E$2]" office:value-type="float" office:value="41160">
            <text:p>41160</text:p>
          </table:table-cell>
          <table:table-cell table:formula="of:=0.5*[.E$2]*[.B37]*[.B37]" office:value-type="float" office:value="43218000">
            <text:p>43,218,000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table:formula="of:=[.A38]*60" office:value-type="float" office:value="2160">
            <text:p>2160</text:p>
          </table:table-cell>
          <table:table-cell table:formula="of:=[.B38]*[.E$2]" office:value-type="float" office:value="42336">
            <text:p>42336</text:p>
          </table:table-cell>
          <table:table-cell table:formula="of:=0.5*[.E$2]*[.B38]*[.B38]" office:value-type="float" office:value="45722880">
            <text:p>45,722,880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table:formula="of:=[.A39]*60" office:value-type="float" office:value="2220">
            <text:p>2220</text:p>
          </table:table-cell>
          <table:table-cell table:formula="of:=[.B39]*[.E$2]" office:value-type="float" office:value="43512">
            <text:p>43512</text:p>
          </table:table-cell>
          <table:table-cell table:formula="of:=0.5*[.E$2]*[.B39]*[.B39]" office:value-type="float" office:value="48298320">
            <text:p>48,298,32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formula="of:=[.A40]*60" office:value-type="float" office:value="2280">
            <text:p>2280</text:p>
          </table:table-cell>
          <table:table-cell table:formula="of:=[.B40]*[.E$2]" office:value-type="float" office:value="44688">
            <text:p>44688</text:p>
          </table:table-cell>
          <table:table-cell table:formula="of:=0.5*[.E$2]*[.B40]*[.B40]" office:value-type="float" office:value="50944320">
            <text:p>50,944,32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table:formula="of:=[.A41]*60" office:value-type="float" office:value="2340">
            <text:p>2340</text:p>
          </table:table-cell>
          <table:table-cell table:formula="of:=[.B41]*[.E$2]" office:value-type="float" office:value="45864">
            <text:p>45864</text:p>
          </table:table-cell>
          <table:table-cell table:formula="of:=0.5*[.E$2]*[.B41]*[.B41]" office:value-type="float" office:value="53660880">
            <text:p>53,660,880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table:formula="of:=[.A42]*60" office:value-type="float" office:value="2400">
            <text:p>2400</text:p>
          </table:table-cell>
          <table:table-cell table:formula="of:=[.B42]*[.E$2]" office:value-type="float" office:value="47040">
            <text:p>47040</text:p>
          </table:table-cell>
          <table:table-cell table:formula="of:=0.5*[.E$2]*[.B42]*[.B42]" office:value-type="float" office:value="56448000">
            <text:p>56,448,000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table:formula="of:=[.A43]*60" office:value-type="float" office:value="2460">
            <text:p>2460</text:p>
          </table:table-cell>
          <table:table-cell table:formula="of:=[.B43]*[.E$2]" office:value-type="float" office:value="48216">
            <text:p>48216</text:p>
          </table:table-cell>
          <table:table-cell table:formula="of:=0.5*[.E$2]*[.B43]*[.B43]" office:value-type="float" office:value="59305680">
            <text:p>59,305,680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table:formula="of:=[.A44]*60" office:value-type="float" office:value="2520">
            <text:p>2520</text:p>
          </table:table-cell>
          <table:table-cell table:formula="of:=[.B44]*[.E$2]" office:value-type="float" office:value="49392">
            <text:p>49392</text:p>
          </table:table-cell>
          <table:table-cell table:formula="of:=0.5*[.E$2]*[.B44]*[.B44]" office:value-type="float" office:value="62233920">
            <text:p>62,233,920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table:formula="of:=[.A45]*60" office:value-type="float" office:value="2580">
            <text:p>2580</text:p>
          </table:table-cell>
          <table:table-cell table:formula="of:=[.B45]*[.E$2]" office:value-type="float" office:value="50568">
            <text:p>50568</text:p>
          </table:table-cell>
          <table:table-cell table:formula="of:=0.5*[.E$2]*[.B45]*[.B45]" office:value-type="float" office:value="65232720">
            <text:p>65,232,720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table:formula="of:=[.A46]*60" office:value-type="float" office:value="2640">
            <text:p>2640</text:p>
          </table:table-cell>
          <table:table-cell table:formula="of:=[.B46]*[.E$2]" office:value-type="float" office:value="51744">
            <text:p>51744</text:p>
          </table:table-cell>
          <table:table-cell table:formula="of:=0.5*[.E$2]*[.B46]*[.B46]" office:value-type="float" office:value="68302080">
            <text:p>68,302,080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table:formula="of:=[.A47]*60" office:value-type="float" office:value="2700">
            <text:p>2700</text:p>
          </table:table-cell>
          <table:table-cell table:formula="of:=[.B47]*[.E$2]" office:value-type="float" office:value="52920">
            <text:p>52920</text:p>
          </table:table-cell>
          <table:table-cell table:formula="of:=0.5*[.E$2]*[.B47]*[.B47]" office:value-type="float" office:value="71442000">
            <text:p>71,442,000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table:formula="of:=[.A48]*60" office:value-type="float" office:value="2760">
            <text:p>2760</text:p>
          </table:table-cell>
          <table:table-cell table:formula="of:=[.B48]*[.E$2]" office:value-type="float" office:value="54096">
            <text:p>54096</text:p>
          </table:table-cell>
          <table:table-cell table:formula="of:=0.5*[.E$2]*[.B48]*[.B48]" office:value-type="float" office:value="74652480">
            <text:p>74,652,480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table:formula="of:=[.A49]*60" office:value-type="float" office:value="2820">
            <text:p>2820</text:p>
          </table:table-cell>
          <table:table-cell table:formula="of:=[.B49]*[.E$2]" office:value-type="float" office:value="55272">
            <text:p>55272</text:p>
          </table:table-cell>
          <table:table-cell table:formula="of:=0.5*[.E$2]*[.B49]*[.B49]" office:value-type="float" office:value="77933520">
            <text:p>77,933,520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table:formula="of:=[.A50]*60" office:value-type="float" office:value="2880">
            <text:p>2880</text:p>
          </table:table-cell>
          <table:table-cell table:formula="of:=[.B50]*[.E$2]" office:value-type="float" office:value="56448">
            <text:p>56448</text:p>
          </table:table-cell>
          <table:table-cell table:formula="of:=0.5*[.E$2]*[.B50]*[.B50]" office:value-type="float" office:value="81285120">
            <text:p>81,285,120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table:formula="of:=[.A51]*60" office:value-type="float" office:value="2940">
            <text:p>2940</text:p>
          </table:table-cell>
          <table:table-cell table:formula="of:=[.B51]*[.E$2]" office:value-type="float" office:value="57624">
            <text:p>57624</text:p>
          </table:table-cell>
          <table:table-cell table:formula="of:=0.5*[.E$2]*[.B51]*[.B51]" office:value-type="float" office:value="84707280">
            <text:p>84,707,280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table:formula="of:=[.A52]*60" office:value-type="float" office:value="3000">
            <text:p>3000</text:p>
          </table:table-cell>
          <table:table-cell table:formula="of:=[.B52]*[.E$2]" office:value-type="float" office:value="58800">
            <text:p>58800</text:p>
          </table:table-cell>
          <table:table-cell table:formula="of:=0.5*[.E$2]*[.B52]*[.B52]" office:value-type="float" office:value="88200000">
            <text:p>88,200,000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formula="of:=[.A53]*60" office:value-type="float" office:value="3060">
            <text:p>3060</text:p>
          </table:table-cell>
          <table:table-cell table:formula="of:=[.B53]*[.E$2]" office:value-type="float" office:value="59976">
            <text:p>59976</text:p>
          </table:table-cell>
          <table:table-cell table:formula="of:=0.5*[.E$2]*[.B53]*[.B53]" office:value-type="float" office:value="91763280">
            <text:p>91,763,280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formula="of:=[.A54]*60" office:value-type="float" office:value="3120">
            <text:p>3120</text:p>
          </table:table-cell>
          <table:table-cell table:formula="of:=[.B54]*[.E$2]" office:value-type="float" office:value="61152">
            <text:p>61152</text:p>
          </table:table-cell>
          <table:table-cell table:formula="of:=0.5*[.E$2]*[.B54]*[.B54]" office:value-type="float" office:value="95397120">
            <text:p>95,397,120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table:formula="of:=[.A55]*60" office:value-type="float" office:value="3180">
            <text:p>3180</text:p>
          </table:table-cell>
          <table:table-cell table:formula="of:=[.B55]*[.E$2]" office:value-type="float" office:value="62328">
            <text:p>62328</text:p>
          </table:table-cell>
          <table:table-cell table:formula="of:=0.5*[.E$2]*[.B55]*[.B55]" office:value-type="float" office:value="99101520">
            <text:p>99,101,520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formula="of:=[.A56]*60" office:value-type="float" office:value="3240">
            <text:p>3240</text:p>
          </table:table-cell>
          <table:table-cell table:formula="of:=[.B56]*[.E$2]" office:value-type="float" office:value="63504">
            <text:p>63504</text:p>
          </table:table-cell>
          <table:table-cell table:formula="of:=0.5*[.E$2]*[.B56]*[.B56]" office:value-type="float" office:value="102876480">
            <text:p>102,876,480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table:formula="of:=[.A57]*60" office:value-type="float" office:value="3300">
            <text:p>3300</text:p>
          </table:table-cell>
          <table:table-cell table:formula="of:=[.B57]*[.E$2]" office:value-type="float" office:value="64680">
            <text:p>64680</text:p>
          </table:table-cell>
          <table:table-cell table:formula="of:=0.5*[.E$2]*[.B57]*[.B57]" office:value-type="float" office:value="106722000">
            <text:p>106,722,000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table:formula="of:=[.A58]*60" office:value-type="float" office:value="3360">
            <text:p>3360</text:p>
          </table:table-cell>
          <table:table-cell table:formula="of:=[.B58]*[.E$2]" office:value-type="float" office:value="65856">
            <text:p>65856</text:p>
          </table:table-cell>
          <table:table-cell table:formula="of:=0.5*[.E$2]*[.B58]*[.B58]" office:value-type="float" office:value="110638080">
            <text:p>110,638,080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table:formula="of:=[.A59]*60" office:value-type="float" office:value="3420">
            <text:p>3420</text:p>
          </table:table-cell>
          <table:table-cell table:formula="of:=[.B59]*[.E$2]" office:value-type="float" office:value="67032">
            <text:p>67032</text:p>
          </table:table-cell>
          <table:table-cell table:formula="of:=0.5*[.E$2]*[.B59]*[.B59]" office:value-type="float" office:value="114624720">
            <text:p>114,624,720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table:formula="of:=[.A60]*60" office:value-type="float" office:value="3480">
            <text:p>3480</text:p>
          </table:table-cell>
          <table:table-cell table:formula="of:=[.B60]*[.E$2]" office:value-type="float" office:value="68208">
            <text:p>68208</text:p>
          </table:table-cell>
          <table:table-cell table:formula="of:=0.5*[.E$2]*[.B60]*[.B60]" office:value-type="float" office:value="118681920">
            <text:p>118,681,920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table:formula="of:=[.A61]*60" office:value-type="float" office:value="3540">
            <text:p>3540</text:p>
          </table:table-cell>
          <table:table-cell table:formula="of:=[.B61]*[.E$2]" office:value-type="float" office:value="69384">
            <text:p>69384</text:p>
          </table:table-cell>
          <table:table-cell table:formula="of:=0.5*[.E$2]*[.B61]*[.B61]" office:value-type="float" office:value="122809680">
            <text:p>122,809,680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table:formula="of:=[.A62]*60" office:value-type="float" office:value="3600">
            <text:p>3600</text:p>
          </table:table-cell>
          <table:table-cell table:formula="of:=[.B62]*[.E$2]" office:value-type="float" office:value="70560">
            <text:p>70560</text:p>
          </table:table-cell>
          <table:table-cell table:formula="of:=0.5*[.E$2]*[.B62]*[.B62]" office:value-type="float" office:value="127008000">
            <text:p>127,008,000</text:p>
          </table:table-cell>
          <table:table-cell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 table:number-rows-repeated="6546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1">11/04/2010</text:date>, <text:time>19:5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Clarkstone</meta:initial-creator>
    <meta:creation-date>2010-04-11T15:28:11.59</meta:creation-date>
    <dc:date>2010-04-11T19:53:33.71</dc:date>
    <dc:creator>Simon Clarkstone</dc:creator>
    <meta:editing-duration>PT01H54M50S</meta:editing-duration>
    <meta:editing-cycles>1</meta:editing-cycles>
    <meta:document-statistic meta:table-count="3" meta:cell-count="250" meta:object-count="1"/>
    <meta:generator>OpenOffice.org/3.2$Win32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3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442cm" svg:height="9.578cm" xlink:href=".." chart:class="chart:scatter" chart:style-name="ch1">
        <chart:legend chart:legend-position="end" svg:x="10.405cm" svg:y="4.481cm" chart:style-name="ch2"/>
        <chart:plot-area chart:style-name="ch3" table:cell-range-address="Sheet1.C1:Sheet1.D62" chart:data-source-has-labels="row" svg:x="0.228cm" svg:y="0.191cm" svg:width="9.95cm" svg:height="9.00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62" chart:label-cell-address="Sheet1.D1:Sheet1.D1" chart:class="chart:scatter">
            <chart:domain table:cell-range-address="Sheet1.C2:Sheet1.C62"/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heet1.D1:Sheet1.D1">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C2:Sheet1.C62">0</text:p>
              </table:table-cell>
              <table:table-cell office:value-type="float" office:value="0">
                <text:p text:id="Sheet1.D2:Sheet1.D62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6">
                <text:p>1176</text:p>
              </table:table-cell>
              <table:table-cell office:value-type="float" office:value="35280">
                <text:p>352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52">
                <text:p>2352</text:p>
              </table:table-cell>
              <table:table-cell office:value-type="float" office:value="141120">
                <text:p>1411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28">
                <text:p>3528</text:p>
              </table:table-cell>
              <table:table-cell office:value-type="float" office:value="317520">
                <text:p>3175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04">
                <text:p>4704</text:p>
              </table:table-cell>
              <table:table-cell office:value-type="float" office:value="564480">
                <text:p>564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80">
                <text:p>5880</text:p>
              </table:table-cell>
              <table:table-cell office:value-type="float" office:value="882000">
                <text:p>882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56">
                <text:p>7056</text:p>
              </table:table-cell>
              <table:table-cell office:value-type="float" office:value="1270080">
                <text:p>12700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32">
                <text:p>8232</text:p>
              </table:table-cell>
              <table:table-cell office:value-type="float" office:value="1728720">
                <text:p>17287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08">
                <text:p>9408</text:p>
              </table:table-cell>
              <table:table-cell office:value-type="float" office:value="2257920">
                <text:p>22579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84">
                <text:p>10584</text:p>
              </table:table-cell>
              <table:table-cell office:value-type="float" office:value="2857680">
                <text:p>2857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760">
                <text:p>11760</text:p>
              </table:table-cell>
              <table:table-cell office:value-type="float" office:value="3528000">
                <text:p>3528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36">
                <text:p>12936</text:p>
              </table:table-cell>
              <table:table-cell office:value-type="float" office:value="4268880">
                <text:p>42688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12">
                <text:p>14112</text:p>
              </table:table-cell>
              <table:table-cell office:value-type="float" office:value="5080320">
                <text:p>50803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288">
                <text:p>15288</text:p>
              </table:table-cell>
              <table:table-cell office:value-type="float" office:value="5962320">
                <text:p>59623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464">
                <text:p>16464</text:p>
              </table:table-cell>
              <table:table-cell office:value-type="float" office:value="6914880">
                <text:p>69148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40">
                <text:p>17640</text:p>
              </table:table-cell>
              <table:table-cell office:value-type="float" office:value="7938000">
                <text:p>7938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816">
                <text:p>18816</text:p>
              </table:table-cell>
              <table:table-cell office:value-type="float" office:value="9031680">
                <text:p>903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2">
                <text:p>19992</text:p>
              </table:table-cell>
              <table:table-cell office:value-type="float" office:value="10195920">
                <text:p>101959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168">
                <text:p>21168</text:p>
              </table:table-cell>
              <table:table-cell office:value-type="float" office:value="11430720">
                <text:p>114307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344">
                <text:p>22344</text:p>
              </table:table-cell>
              <table:table-cell office:value-type="float" office:value="12736080">
                <text:p>127360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20">
                <text:p>23520</text:p>
              </table:table-cell>
              <table:table-cell office:value-type="float" office:value="14112000">
                <text:p>1411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696">
                <text:p>24696</text:p>
              </table:table-cell>
              <table:table-cell office:value-type="float" office:value="15558480">
                <text:p>155584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872">
                <text:p>25872</text:p>
              </table:table-cell>
              <table:table-cell office:value-type="float" office:value="17075520">
                <text:p>17075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48">
                <text:p>27048</text:p>
              </table:table-cell>
              <table:table-cell office:value-type="float" office:value="18663120">
                <text:p>18663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224">
                <text:p>28224</text:p>
              </table:table-cell>
              <table:table-cell office:value-type="float" office:value="20321280">
                <text:p>203212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400">
                <text:p>29400</text:p>
              </table:table-cell>
              <table:table-cell office:value-type="float" office:value="22050000">
                <text:p>220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576">
                <text:p>30576</text:p>
              </table:table-cell>
              <table:table-cell office:value-type="float" office:value="23849280">
                <text:p>238492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752">
                <text:p>31752</text:p>
              </table:table-cell>
              <table:table-cell office:value-type="float" office:value="25719120">
                <text:p>25719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28">
                <text:p>32928</text:p>
              </table:table-cell>
              <table:table-cell office:value-type="float" office:value="27659520">
                <text:p>2765952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104">
                <text:p>34104</text:p>
              </table:table-cell>
              <table:table-cell office:value-type="float" office:value="29670480">
                <text:p>296704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280">
                <text:p>35280</text:p>
              </table:table-cell>
              <table:table-cell office:value-type="float" office:value="31752000">
                <text:p>3175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456">
                <text:p>36456</text:p>
              </table:table-cell>
              <table:table-cell office:value-type="float" office:value="33904080">
                <text:p>339040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632">
                <text:p>37632</text:p>
              </table:table-cell>
              <table:table-cell office:value-type="float" office:value="36126720">
                <text:p>361267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808">
                <text:p>38808</text:p>
              </table:table-cell>
              <table:table-cell office:value-type="float" office:value="38419920">
                <text:p>384199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984">
                <text:p>39984</text:p>
              </table:table-cell>
              <table:table-cell office:value-type="float" office:value="40783680">
                <text:p>40783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160">
                <text:p>41160</text:p>
              </table:table-cell>
              <table:table-cell office:value-type="float" office:value="43218000">
                <text:p>43218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336">
                <text:p>42336</text:p>
              </table:table-cell>
              <table:table-cell office:value-type="float" office:value="45722880">
                <text:p>457228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512">
                <text:p>43512</text:p>
              </table:table-cell>
              <table:table-cell office:value-type="float" office:value="48298320">
                <text:p>482983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688">
                <text:p>44688</text:p>
              </table:table-cell>
              <table:table-cell office:value-type="float" office:value="50944320">
                <text:p>509443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864">
                <text:p>45864</text:p>
              </table:table-cell>
              <table:table-cell office:value-type="float" office:value="53660880">
                <text:p>536608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040">
                <text:p>47040</text:p>
              </table:table-cell>
              <table:table-cell office:value-type="float" office:value="56448000">
                <text:p>56448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8216">
                <text:p>48216</text:p>
              </table:table-cell>
              <table:table-cell office:value-type="float" office:value="59305680">
                <text:p>59305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392">
                <text:p>49392</text:p>
              </table:table-cell>
              <table:table-cell office:value-type="float" office:value="62233920">
                <text:p>622339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568">
                <text:p>50568</text:p>
              </table:table-cell>
              <table:table-cell office:value-type="float" office:value="65232720">
                <text:p>652327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744">
                <text:p>51744</text:p>
              </table:table-cell>
              <table:table-cell office:value-type="float" office:value="68302080">
                <text:p>68302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920">
                <text:p>52920</text:p>
              </table:table-cell>
              <table:table-cell office:value-type="float" office:value="71442000">
                <text:p>71442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096">
                <text:p>54096</text:p>
              </table:table-cell>
              <table:table-cell office:value-type="float" office:value="74652480">
                <text:p>746524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272">
                <text:p>55272</text:p>
              </table:table-cell>
              <table:table-cell office:value-type="float" office:value="77933520">
                <text:p>779335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448">
                <text:p>56448</text:p>
              </table:table-cell>
              <table:table-cell office:value-type="float" office:value="81285120">
                <text:p>812851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624">
                <text:p>57624</text:p>
              </table:table-cell>
              <table:table-cell office:value-type="float" office:value="84707280">
                <text:p>847072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800">
                <text:p>58800</text:p>
              </table:table-cell>
              <table:table-cell office:value-type="float" office:value="88200000">
                <text:p>882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976">
                <text:p>59976</text:p>
              </table:table-cell>
              <table:table-cell office:value-type="float" office:value="91763280">
                <text:p>917632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1152">
                <text:p>61152</text:p>
              </table:table-cell>
              <table:table-cell office:value-type="float" office:value="95397120">
                <text:p>953971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328">
                <text:p>62328</text:p>
              </table:table-cell>
              <table:table-cell office:value-type="float" office:value="99101520">
                <text:p>99101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504">
                <text:p>63504</text:p>
              </table:table-cell>
              <table:table-cell office:value-type="float" office:value="102876480">
                <text:p>1028764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4680">
                <text:p>64680</text:p>
              </table:table-cell>
              <table:table-cell office:value-type="float" office:value="106722000">
                <text:p>106722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856">
                <text:p>65856</text:p>
              </table:table-cell>
              <table:table-cell office:value-type="float" office:value="110638080">
                <text:p>1106380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032">
                <text:p>67032</text:p>
              </table:table-cell>
              <table:table-cell office:value-type="float" office:value="114624720">
                <text:p>1146247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208">
                <text:p>68208</text:p>
              </table:table-cell>
              <table:table-cell office:value-type="float" office:value="118681920">
                <text:p>1186819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384">
                <text:p>69384</text:p>
              </table:table-cell>
              <table:table-cell office:value-type="float" office:value="122809680">
                <text:p>122809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560">
                <text:p>70560</text:p>
              </table:table-cell>
              <table:table-cell office:value-type="float" office:value="127008000">
                <text:p>127008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